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379cm" fo:min-width="2.194cm"/>
    </style:style>
    <style:style style:name="gr3" style:family="graphic" style:parent-style-name="standard">
      <style:graphic-properties draw:fill-color="#c2e0ae" draw:textarea-horizontal-align="justify" draw:textarea-vertical-align="middle" draw:auto-grow-height="false" fo:min-height="0.301cm" fo:min-width="1.271cm"/>
    </style:style>
    <style:style style:name="gr4" style:family="graphic" style:parent-style-name="standard">
      <style:graphic-properties draw:textarea-horizontal-align="justify" draw:textarea-vertical-align="middle" draw:auto-grow-height="false" fo:min-height="0.941cm" fo:min-width="1.4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3cm" fo:min-width="1.271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0.528cm" fo:min-width="2.003cm"/>
    </style:style>
    <style:style style:name="gr8" style:family="graphic" style:parent-style-name="standard">
      <style:graphic-properties draw:fill-color="#faa61a" draw:textarea-horizontal-align="justify" draw:textarea-vertical-align="middle" draw:auto-grow-height="false" fo:min-height="0.639cm" fo:min-width="3.31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0.379cm" fo:min-width="2.19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798cm" fo:min-width="8.009cm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faa61a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loext:graphic-properties draw:fill-color="#faa61a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1.524cm" svg:x="9.101cm" svg:y="8.42cm">
          <text:p text:style-name="P1">trai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0.889cm" svg:x="3.667cm" svg:y="5.699cm">
          <text:p text:style-name="P1"><text:span text:style-name="T1">--seed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81cm" svg:height="0.889cm" svg:x="3.667cm" svg:y="6.588cm">
          <text:p text:style-name="P1"><text:span text:style-name="T1">--num_of_hidden_layers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81cm" svg:height="0.889cm" svg:x="3.667cm" svg:y="11.033cm">
          <text:p text:style-name="P1"><text:span text:style-name="T1">--num_of_kernels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81cm" svg:height="0.889cm" svg:x="3.667cm" svg:y="7.477cm">
          <text:p text:style-name="P1"><text:span text:style-name="T1">--dropout_rate</text:span></text:p>
          <text:p text:style-name="P1"><text:span text:style-name="T2">fl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81cm" svg:height="0.889cm" svg:x="3.667cm" svg:y="8.366cm">
          <text:p text:style-name="P1"><text:span text:style-name="T1">--learning_rate</text:span></text:p>
          <text:p text:style-name="P1"><text:span text:style-name="T2">fl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81cm" svg:height="0.889cm" svg:x="3.667cm" svg:y="9.255cm">
          <text:p text:style-name="P1"><text:span text:style-name="T1">--activation_function</text:span></text:p>
          <text:p text:style-name="P1"><text:span text:style-name="T2">‘</text:span><text:span text:style-name="T2">relu’ or ’tan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81cm" svg:height="0.889cm" svg:x="3.667cm" svg:y="10.144cm">
          <text:p text:style-name="P1"><text:span text:style-name="T1">--batch_size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81cm" svg:height="0.889cm" svg:x="3.667cm" svg:y="11.922cm">
          <text:p text:style-name="P1"><text:span text:style-name="T1">--dataset</text:span></text:p>
          <text:p text:style-name="P1"><text:span text:style-name="T2">‘</text:span><text:span text:style-name="T2">fashion_mnist’, ‘mnist’,</text:span></text:p>
          <text:p text:style-name="P1"><text:span text:style-name="T2">‘</text:span><text:span text:style-name="T2">cifar10’ or cifar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03cm" svg:height="0.777cm" svg:x="9.927cm" svg:y="2.905cm">
          <text:p text:style-name="P1"><text:span text:style-name="T1">PARAME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86cm" svg:height="1.191cm" svg:x="12.73cm" svg:y="2.778cm">
          <text:p text:style-name="P1">F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477cm" svg:y1="6.143cm" svg:x2="9.101cm" svg:y2="9.182cm" draw:start-shape="id1" draw:start-glue-point="10" draw:end-shape="id2" draw:end-glue-point="3" svg:d="M7477 6143h813v3039h811" svg:viewBox="0 0 1625 3040">
          <text:p/>
        </draw:connector>
        <draw:connector draw:style-name="gr5" draw:text-style-name="P3" draw:layer="layout" svg:x1="7.477cm" svg:y1="7.032cm" svg:x2="9.101cm" svg:y2="9.182cm" draw:start-shape="id3" draw:start-glue-point="10" draw:end-shape="id2" draw:end-glue-point="3" svg:d="M7477 7032h813v2150h811" svg:viewBox="0 0 1625 2151">
          <text:p/>
        </draw:connector>
        <draw:connector draw:style-name="gr5" draw:text-style-name="P3" draw:layer="layout" svg:x1="7.477cm" svg:y1="7.921cm" svg:x2="9.101cm" svg:y2="9.182cm" draw:start-shape="id4" draw:start-glue-point="10" draw:end-shape="id2" draw:end-glue-point="3" svg:d="M7477 7921h813v1261h811" svg:viewBox="0 0 1625 1262">
          <text:p/>
        </draw:connector>
        <draw:connector draw:style-name="gr5" draw:text-style-name="P3" draw:layer="layout" svg:x1="7.477cm" svg:y1="8.81cm" svg:x2="9.101cm" svg:y2="9.182cm" draw:start-shape="id5" draw:start-glue-point="10" draw:end-shape="id2" draw:end-glue-point="3" svg:d="M7477 8810h813v372h811" svg:viewBox="0 0 1625 373">
          <text:p/>
        </draw:connector>
        <draw:connector draw:style-name="gr5" draw:text-style-name="P3" draw:layer="layout" svg:x1="7.477cm" svg:y1="9.699cm" svg:x2="9.101cm" svg:y2="9.182cm" draw:start-shape="id6" draw:start-glue-point="10" draw:end-shape="id2" draw:end-glue-point="3" svg:d="M7477 9699h813v-517h811" svg:viewBox="0 0 1625 518">
          <text:p/>
        </draw:connector>
        <draw:connector draw:style-name="gr5" draw:text-style-name="P3" draw:layer="layout" svg:x1="7.477cm" svg:y1="10.588cm" svg:x2="9.101cm" svg:y2="9.182cm" draw:start-shape="id7" draw:start-glue-point="10" draw:end-shape="id2" draw:end-glue-point="3" svg:d="M7477 10588h813v-1406h811" svg:viewBox="0 0 1625 1407">
          <text:p/>
        </draw:connector>
        <draw:connector draw:style-name="gr5" draw:text-style-name="P3" draw:layer="layout" svg:x1="7.477cm" svg:y1="11.477cm" svg:x2="9.101cm" svg:y2="9.182cm" draw:start-shape="id8" draw:start-glue-point="10" draw:end-shape="id2" draw:end-glue-point="3" svg:d="M7477 11477h813v-2295h811" svg:viewBox="0 0 1625 2296">
          <text:p/>
        </draw:connector>
        <draw:connector draw:style-name="gr5" draw:text-style-name="P3" draw:layer="layout" svg:x1="7.477cm" svg:y1="12.366cm" svg:x2="9.101cm" svg:y2="9.182cm" draw:start-shape="id9" draw:start-glue-point="10" draw:end-shape="id2" draw:end-glue-point="3" svg:d="M7477 12366h813v-3184h811" svg:viewBox="0 0 1625 3185">
          <text:p/>
        </draw:connector>
        <draw:custom-shape draw:style-name="gr6" draw:text-style-name="P5" draw:layer="layout" svg:width="2.503cm" svg:height="0.778cm" svg:x="15.007cm" svg:y="2.524cm">
          <text:p text:style-name="P4"><text:span text:style-name="T3">Output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503cm" svg:height="0.778cm" svg:x="15.007cm" svg:y="3.524cm">
          <text:p text:style-name="P6"><text:span text:style-name="T3">Output Fol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3.81cm" svg:height="0.889cm" svg:x="13.927cm" svg:y="7.507cm">
          <text:p text:style-name="P6"><text:span text:style-name="T3">./tensor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81cm" svg:height="0.889cm" svg:x="13.954cm" svg:y="9.971cm">
          <text:p text:style-name="P6"><text:span text:style-name="T3">summary.y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81cm" svg:height="0.889cm" svg:x="13.927cm" svg:y="8.677cm">
          <text:p text:style-name="P6"><text:span text:style-name="T3">model.h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911cm" svg:y1="9.182cm" svg:x2="13.927cm" svg:y2="7.951cm" draw:start-shape="id2" draw:start-glue-point="1" draw:end-shape="id10" draw:end-glue-point="3" svg:d="M12911 9182l1016-1231" svg:viewBox="0 0 1017 1232">
          <text:p/>
        </draw:connector>
        <draw:line draw:style-name="gr5" draw:text-style-name="P3" draw:layer="layout" svg:x1="12.938cm" svg:y1="9.128cm" svg:x2="13.954cm" svg:y2="10.398cm">
          <text:p/>
        </draw:line>
        <draw:line draw:style-name="gr5" draw:text-style-name="P3" draw:layer="layout" svg:x1="12.938cm" svg:y1="9.128cm" svg:x2="13.954cm" svg:y2="9.128cm">
          <text:p/>
        </draw:line>
        <draw:custom-shape draw:style-name="gr10" draw:text-style-name="P9" draw:layer="layout" svg:width="8.509cm" svg:height="3.048cm" svg:x="9.255cm" svg:y="1.635cm">
          <text:p text:style-name="P8">Legend: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13:41.794651266</meta:creation-date>
    <dc:date>2019-08-26T16:29:19.615062026</dc:date>
    <meta:editing-duration>PT4M57S</meta:editing-duration>
    <meta:editing-cycles>1</meta:editing-cycles>
    <meta:generator>LibreOffice/6.0.7.3$Linux_X86_64 LibreOffice_project/00m0$Build-3</meta:generator>
    <meta:document-statistic meta:object-count="28"/>
  </office:meta>
</office:document-meta>
</file>